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3" style:parent-style-name="Normal" style:family="paragraph">
      <style:text-properties fo:font-size="14pt" style:font-size-asian="14pt" style:font-size-complex="14pt" fo:language="fr" fo:country="FR"/>
    </style:style>
    <style:style style:name="T4" style:parent-style-name="DefaultParagraphFont" style:family="text">
      <style:text-properties fo:font-size="14pt" style:font-size-asian="14pt" style:font-size-complex="14pt" fo:language="fr" fo:country="FR"/>
    </style:style>
    <style:style style:name="T5" style:parent-style-name="DefaultParagraphFont" style:family="text">
      <style:text-properties fo:font-size="14pt" style:font-size-asian="14pt" style:font-size-complex="14pt" fo:language="fr" fo:country="FR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 fo:language="fr" fo:country="FR"/>
    </style:style>
    <style:style style:name="P8" style:parent-style-name="Normal" style:family="paragraph">
      <style:text-properties fo:font-size="14pt" style:font-size-asian="14pt" style:font-size-complex="14pt" fo:language="fr" fo:country="FR"/>
    </style:style>
    <style:style style:name="P9" style:parent-style-name="Normal" style:family="paragraph">
      <style:text-properties fo:font-size="14pt" style:font-size-asian="14pt" style:font-size-complex="14pt" fo:language="fr" fo:country="FR"/>
    </style:style>
  </office:automatic-styles>
  <office:body>
    <office:text text:use-soft-page-breaks="true">
      <text:p text:style-name="P1">Power-ups</text:p>
      <text:p text:style-name="P2"/>
      <text:p text:style-name="P3">-aura de feu : dégâts autour du perso (contact). Autour de 10s ?</text:p>
      <text:p text:style-name="Normal"><text:span text:style-name="T4">-munition illimitées</text:span><text:span text:style-name="T5">. Par salle ou pendant une durée</text:span><text:span text:style-name="T6"><text:s/>limit</text:span><text:span text:style-name="T7">ée ?</text:span></text:p>
      <text:p text:style-name="P8">-Bouclier qui bloque<text:s/>2<text:s/>d’attaques<text:s/>(peu importe les dégâts des attaques). Avec knockback ?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hdi hamidouche</meta:initial-creator>
    <dc:creator>mehdi hamidouche</dc:creator>
    <meta:creation-date>2019-02-27T15:29:00Z</meta:creation-date>
    <dc:date>2019-02-27T15:49:00Z</dc:date>
    <meta:template xlink:href="Normal" xlink:type="simple"/>
    <meta:editing-cycles>1</meta:editing-cycles>
    <meta:editing-duration>PT1200S</meta:editing-duration>
    <meta:document-statistic meta:page-count="1" meta:paragraph-count="1" meta:word-count="34" meta:character-count="229" meta:row-count="1" meta:non-whitespace-character-count="196"/>
  </office:meta>
</office:document-meta>
</file>